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2f29e6c" officeooo:paragraph-rsid="02f29e6c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2f29e6c" officeooo:paragraph-rsid="03056e6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2f8a982" officeooo:paragraph-rsid="0301100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2f2f8be" officeooo:paragraph-rsid="0302cad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303d32c" officeooo:paragraph-rsid="0303d32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3056e69" officeooo:paragraph-rsid="03056e69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paragraph-rsid="0014f5d9"/>
    </style:style>
    <style:style style:name="P18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officeooo:rsid="009b32ac" officeooo:paragraph-rsid="009b32ac"/>
    </style:style>
    <style:style style:name="P21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bold" officeooo:rsid="003e15ed" officeooo:paragraph-rsid="0310f40e" style:font-size-asian="12pt" style:font-weight-asian="bold" style:font-size-complex="12pt" style:font-weight-complex="bold"/>
    </style:style>
    <style:style style:name="P23" style:family="paragraph" style:parent-style-name="Standard" style:list-style-name="L2">
      <style:text-properties officeooo:paragraph-rsid="0312a95f"/>
    </style:style>
    <style:style style:name="P24" style:family="paragraph" style:parent-style-name="Standard" style:list-style-name="L1">
      <style:text-properties fo:font-size="12pt" fo:font-weight="bold" officeooo:rsid="004ff14a" officeooo:paragraph-rsid="0310f40e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text-properties fo:font-size="12pt" fo:font-weight="normal" officeooo:rsid="0040a43c" officeooo:paragraph-rsid="0310f40e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officeooo:paragraph-rsid="0312a95f"/>
    </style:style>
    <style:style style:name="P27" style:family="paragraph" style:parent-style-name="Standard" style:list-style-name="L3">
      <style:text-properties fo:font-size="12pt" fo:font-weight="normal" officeooo:rsid="0046f3ac" officeooo:paragraph-rsid="0312a95f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bold" officeooo:rsid="0050d526" officeooo:paragraph-rsid="0310f40e" style:font-size-asian="12pt" style:font-weight-asian="bold" style:font-size-complex="12pt" style:font-weight-complex="bold"/>
    </style:style>
    <style:style style:name="P29" style:family="paragraph" style:parent-style-name="Standard" style:list-style-name="L4">
      <style:text-properties fo:font-size="12pt" fo:font-weight="normal" officeooo:rsid="0050d526" officeooo:paragraph-rsid="031419b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31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32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aab33" officeooo:paragraph-rsid="01176440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5" style:family="paragraph" style:parent-style-name="Standard" style:list-style-name="L7">
      <style:text-properties fo:font-size="12pt" fo:font-weight="normal" officeooo:rsid="00d3816a" officeooo:paragraph-rsid="0323d389" style:font-size-asian="12pt" style:font-weight-asian="normal" style:font-size-complex="12pt" style:font-weight-complex="normal"/>
    </style:style>
    <style:style style:name="P46" style:family="paragraph" style:parent-style-name="Standard" style:list-style-name="L8">
      <style:text-properties officeooo:paragraph-rsid="03252f80"/>
    </style:style>
    <style:style style:name="P47" style:family="paragraph" style:parent-style-name="Standard" style:list-style-name="L9">
      <style:text-properties officeooo:paragraph-rsid="03252f80"/>
    </style:style>
    <style:style style:name="P48" style:family="paragraph" style:parent-style-name="Standard" style:list-style-name="L7">
      <style:text-properties fo:font-size="12pt" fo:font-weight="normal" officeooo:rsid="00d3816a" officeooo:paragraph-rsid="03242140" style:font-size-asian="12pt" style:font-weight-asian="normal" style:font-size-complex="12pt" style:font-weight-complex="normal"/>
    </style:style>
    <style:style style:name="P49" style:family="paragraph" style:parent-style-name="Standard" style:list-style-name="L10">
      <style:text-properties fo:font-size="12pt" fo:font-weight="normal" officeooo:rsid="016c0100" officeooo:paragraph-rsid="03265c06" style:font-size-asian="12pt" style:font-weight-asian="normal" style:font-size-complex="12pt" style:font-weight-complex="normal"/>
    </style:style>
    <style:style style:name="P50" style:family="paragraph" style:parent-style-name="Standard" style:list-style-name="L10">
      <style:text-properties fo:font-size="12pt" fo:font-weight="normal" officeooo:rsid="00f1c9a8" officeooo:paragraph-rsid="03265c0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ffe668" officeooo:paragraph-rsid="00e7c02d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4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7" style:family="paragraph" style:parent-style-name="Standard">
      <style:text-properties officeooo:paragraph-rsid="027971b1"/>
    </style:style>
    <style:style style:name="P58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63" style:family="paragraph" style:parent-style-name="Text_20_body" style:list-style-name="L11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64" style:family="paragraph" style:parent-style-name="Text_20_body" style:list-style-name="L11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5" style:family="paragraph" style:parent-style-name="Text_20_body" style:list-style-name="L12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6" style:family="paragraph" style:parent-style-name="Text_20_body" style:list-style-name="L13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7" style:family="paragraph" style:parent-style-name="Text_20_body" style:list-style-name="L13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8" style:family="paragraph" style:parent-style-name="Text_20_body" style:list-style-name="L13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71" style:family="paragraph" style:parent-style-name="Standard" style:list-style-name="L14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72" style:family="paragraph" style:parent-style-name="Standard" style:list-style-name="L14">
      <style:text-properties fo:font-size="12pt" fo:font-weight="bold" officeooo:rsid="02801402" officeooo:paragraph-rsid="02b6ded6" style:font-size-asian="12pt" style:font-weight-asian="bold" style:font-size-complex="12pt" style:font-weight-complex="bold"/>
    </style:style>
    <style:style style:name="P73" style:family="paragraph" style:parent-style-name="Standard" style:list-style-name="L14">
      <style:text-properties fo:font-size="12pt" fo:font-weight="normal" officeooo:rsid="0282a214" officeooo:paragraph-rsid="02b6ded6" style:font-size-asian="12pt" style:font-weight-asian="normal" style:font-size-complex="12pt" style:font-weight-complex="normal"/>
    </style:style>
    <style:style style:name="P74" style:family="paragraph" style:parent-style-name="Standard" style:list-style-name="L14">
      <style:text-properties officeooo:paragraph-rsid="02b6ded6"/>
    </style:style>
    <style:style style:name="P75" style:family="paragraph" style:parent-style-name="Standard" style:list-style-name="L14">
      <style:text-properties fo:font-size="12pt" fo:font-weight="normal" officeooo:rsid="029067ca" officeooo:paragraph-rsid="02b6ded6" style:font-size-asian="12pt" style:font-weight-asian="normal" style:font-size-complex="12pt" style:font-weight-complex="normal"/>
    </style:style>
    <style:style style:name="P76" style:family="paragraph" style:parent-style-name="Standard" style:list-style-name="L14">
      <style:text-properties fo:font-size="12pt" fo:font-weight="normal" officeooo:rsid="02913a5f" officeooo:paragraph-rsid="02b6ded6" style:font-size-asian="12pt" style:font-weight-asian="normal" style:font-size-complex="12pt" style:font-weight-complex="normal"/>
    </style:style>
    <style:style style:name="P77" style:family="paragraph" style:parent-style-name="Standard" style:list-style-name="L14">
      <style:text-properties fo:font-size="12pt" fo:font-weight="normal" officeooo:rsid="0296d855" officeooo:paragraph-rsid="02b6ded6" style:font-size-asian="12pt" style:font-weight-asian="normal" style:font-size-complex="12pt" style:font-weight-complex="normal"/>
    </style:style>
    <style:style style:name="P78" style:family="paragraph" style:parent-style-name="Standard" style:list-style-name="L14">
      <style:text-properties fo:font-size="12pt" fo:font-weight="normal" officeooo:rsid="029b95c3" officeooo:paragraph-rsid="02b6ded6" style:font-size-asian="12pt" style:font-weight-asian="normal" style:font-size-complex="12pt" style:font-weight-complex="normal"/>
    </style:style>
    <style:style style:name="P79" style:family="paragraph" style:parent-style-name="Standard" style:list-style-name="L14">
      <style:text-properties fo:font-size="12pt" fo:font-weight="normal" officeooo:rsid="02a5c642" officeooo:paragraph-rsid="02b6ded6" style:font-size-asian="12pt" style:font-weight-asian="normal" style:font-size-complex="12pt" style:font-weight-complex="normal"/>
    </style:style>
    <style:style style:name="P80" style:family="paragraph" style:parent-style-name="Standard" style:list-style-name="L14">
      <style:text-properties fo:font-size="13pt" fo:font-weight="bold" officeooo:rsid="02b8a422" officeooo:paragraph-rsid="02b8a422" style:font-size-asian="13pt" style:font-weight-asian="bold" style:font-size-complex="13pt" style:font-weight-complex="bold"/>
    </style:style>
    <style:style style:name="P81" style:family="paragraph" style:parent-style-name="Standard" style:list-style-name="L14">
      <style:text-properties fo:font-size="12pt" fo:font-weight="bold" officeooo:rsid="02bbf9e8" officeooo:paragraph-rsid="02b8a422" style:font-size-asian="12pt" style:font-weight-asian="bold" style:font-size-complex="12pt" style:font-weight-complex="bold"/>
    </style:style>
    <style:style style:name="P82" style:family="paragraph" style:parent-style-name="Standard" style:list-style-name="L15">
      <style:text-properties fo:font-size="12pt" fo:font-weight="normal" officeooo:rsid="02c4418f" officeooo:paragraph-rsid="02d694a3" style:font-size-asian="12pt" style:font-weight-asian="normal" style:font-size-complex="12pt" style:font-weight-complex="normal"/>
    </style:style>
    <style:style style:name="P83" style:family="paragraph" style:parent-style-name="Standard" style:list-style-name="L15">
      <style:text-properties fo:font-size="12pt" fo:font-weight="normal" officeooo:rsid="02d8c2ef" officeooo:paragraph-rsid="02d8c2ef" style:font-size-asian="12pt" style:font-weight-asian="normal" style:font-size-complex="12pt" style:font-weight-complex="normal"/>
    </style:style>
    <style:style style:name="P84" style:family="paragraph" style:parent-style-name="Standard" style:list-style-name="L15">
      <style:text-properties fo:font-size="12pt" fo:font-weight="normal" officeooo:rsid="02c4418f" officeooo:paragraph-rsid="02c4418f" style:font-size-asian="12pt" style:font-weight-asian="normal" style:font-size-complex="12pt" style:font-weight-complex="normal"/>
    </style:style>
    <style:style style:name="P85" style:family="paragraph" style:parent-style-name="Standard" style:list-style-name="L14">
      <style:text-properties fo:font-size="12pt" fo:font-weight="bold" officeooo:rsid="02bda3cf" officeooo:paragraph-rsid="02b8a422" style:font-size-asian="12pt" style:font-weight-asian="bold" style:font-size-complex="12pt" style:font-weight-complex="bold"/>
    </style:style>
    <style:style style:name="P86" style:family="paragraph" style:parent-style-name="Standard" style:list-style-name="L16">
      <style:text-properties fo:font-size="12pt" fo:font-weight="normal" officeooo:rsid="02e3a8c6" officeooo:paragraph-rsid="02ea5bed" style:font-size-asian="12pt" style:font-weight-asian="normal" style:font-size-complex="12pt" style:font-weight-complex="normal"/>
    </style:style>
    <style:style style:name="P87" style:family="paragraph" style:parent-style-name="Standard" style:list-style-name="L16">
      <style:text-properties fo:font-size="12pt" fo:font-weight="normal" officeooo:rsid="02e5508f" officeooo:paragraph-rsid="02e8e23c" style:font-size-asian="12pt" style:font-weight-asian="normal" style:font-size-complex="12pt" style:font-weight-complex="normal"/>
    </style:style>
    <style:style style:name="P88" style:family="paragraph" style:parent-style-name="Standard" style:list-style-name="L16">
      <style:text-properties fo:font-size="12pt" fo:font-weight="normal" officeooo:rsid="02e55dc5" officeooo:paragraph-rsid="02e55dc5" style:font-size-asian="12pt" style:font-weight-asian="normal" style:font-size-complex="12pt" style:font-weight-complex="normal"/>
    </style:style>
    <style:style style:name="P89" style:family="paragraph" style:parent-style-name="Standard" style:list-style-name="L16">
      <style:text-properties fo:font-size="12pt" fo:font-weight="normal" officeooo:rsid="02edbdf2" officeooo:paragraph-rsid="02edbdf2" style:font-size-asian="12pt" style:font-weight-asian="normal" style:font-size-complex="12pt" style:font-weight-complex="normal"/>
    </style:style>
    <style:style style:name="P90" style:family="paragraph" style:parent-style-name="Standard" style:list-style-name="L16">
      <style:text-properties fo:font-size="12pt" fo:font-weight="normal" officeooo:rsid="02e7b26a" officeooo:paragraph-rsid="02eead51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bold" officeooo:rsid="02bda3cf" officeooo:paragraph-rsid="02b8a422" style:font-size-asian="12pt" style:font-weight-asian="bold" style:font-size-complex="12pt" style:font-weight-complex="bold"/>
    </style:style>
    <style:style style:name="P92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95" style:family="paragraph" style:parent-style-name="Standard">
      <style:text-properties officeooo:paragraph-rsid="01a49d51"/>
    </style:style>
    <style:style style:name="P96" style:family="paragraph" style:parent-style-name="Standard">
      <style:text-properties fo:font-size="16pt" style:text-underline-style="solid" style:text-underline-width="auto" style:text-underline-color="font-color" fo:font-weight="bold" officeooo:rsid="001756f7" officeooo:paragraph-rsid="001756f7" style:font-size-asian="14pt" style:font-weight-asian="bold" style:font-size-complex="16pt" style:font-weight-complex="bold"/>
    </style:style>
    <style:style style:name="P9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98" style:family="paragraph" style:parent-style-name="Text_20_body">
      <style:paragraph-properties fo:text-align="start" style:justify-single-word="false"/>
      <style:text-properties officeooo:paragraph-rsid="001756f7"/>
    </style:style>
    <style:style style:name="P99" style:family="paragraph" style:parent-style-name="Text_20_body">
      <style:text-properties officeooo:rsid="02e82a24" officeooo:paragraph-rsid="001756f7" style:font-size-asian="12pt"/>
    </style:style>
    <style:style style:name="P10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107" style:family="paragraph" style:parent-style-name="Text_20_body">
      <style:text-properties officeooo:rsid="02e82a24" officeooo:paragraph-rsid="00bb0ca2" style:font-size-asian="12pt"/>
    </style:style>
    <style:style style:name="P108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109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110" style:family="paragraph" style:parent-style-name="Text_20_body">
      <style:text-properties fo:font-style="normal" fo:font-weight="bold" officeooo:rsid="02d25df4" officeooo:paragraph-rsid="02d25df4" style:font-size-asian="12pt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11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11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11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11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11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11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11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1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2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2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2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2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2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2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2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2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2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2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3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3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2f2dcbe"/>
    </style:style>
    <style:style style:name="T20" style:family="text">
      <style:text-properties officeooo:rsid="02f2f8be"/>
    </style:style>
    <style:style style:name="T21" style:family="text">
      <style:text-properties officeooo:rsid="02fd02bf"/>
    </style:style>
    <style:style style:name="T22" style:family="text">
      <style:text-properties officeooo:rsid="0301100e"/>
    </style:style>
    <style:style style:name="T23" style:family="text">
      <style:text-properties officeooo:rsid="0306ebdc"/>
    </style:style>
    <style:style style:name="T24" style:family="text">
      <style:text-properties officeooo:rsid="0302cad0"/>
    </style:style>
    <style:style style:name="T25" style:family="text">
      <style:text-properties officeooo:rsid="02f4d2f4"/>
    </style:style>
    <style:style style:name="T26" style:family="text">
      <style:text-properties officeooo:rsid="03073791"/>
    </style:style>
    <style:style style:name="T27" style:family="text">
      <style:text-properties officeooo:rsid="03098871"/>
    </style:style>
    <style:style style:name="T28" style:family="text">
      <style:text-properties officeooo:rsid="030e2319"/>
    </style:style>
    <style:style style:name="T29" style:family="text">
      <style:text-properties officeooo:rsid="030e5898"/>
    </style:style>
    <style:style style:name="T30" style:family="text">
      <style:text-properties officeooo:rsid="030b6822"/>
    </style:style>
    <style:style style:name="T31" style:family="text">
      <style:text-properties officeooo:rsid="009794e2"/>
    </style:style>
    <style:style style:name="T32" style:family="text">
      <style:text-properties officeooo:rsid="009943fb"/>
    </style:style>
    <style:style style:name="T33" style:family="text">
      <style:text-properties officeooo:rsid="009b1bdb"/>
    </style:style>
    <style:style style:name="T34" style:family="text">
      <style:text-properties fo:font-size="12pt" fo:font-weight="normal" officeooo:rsid="003f25a4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548123" style:font-size-asian="12pt" style:font-weight-asian="normal" style:font-size-complex="12pt" style:font-weight-complex="normal"/>
    </style:style>
    <style:style style:name="T36" style:family="text">
      <style:text-properties fo:font-size="12pt" fo:font-style="italic" fo:font-weight="normal" officeooo:rsid="005ea85c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fo:font-weight="normal" officeooo:rsid="005c44cd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fo:font-weight="bold" officeooo:rsid="005c44c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font-size="12pt" fo:font-style="italic" fo:font-weight="normal" officeooo:rsid="00648391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06239c3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fo:font-weight="bold" officeooo:rsid="006239c3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size="12pt" fo:font-weight="normal" officeooo:rsid="004ec518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58e060" style:font-size-asian="12pt" style:font-weight-asian="normal" style:font-size-complex="12pt" style:font-weight-complex="normal"/>
    </style:style>
    <style:style style:name="T44" style:family="text">
      <style:text-properties fo:font-size="12pt" fo:font-style="italic" fo:font-weight="normal" officeooo:rsid="0058e06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font-size="12pt" fo:font-style="italic" fo:font-weight="normal" officeooo:rsid="0056f04e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font-size="12pt" fo:font-style="italic" fo:font-weight="normal" officeooo:rsid="004ec518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officeooo:rsid="00429d15"/>
    </style:style>
    <style:style style:name="T48" style:family="text">
      <style:text-properties fo:font-style="italic" officeooo:rsid="00698bab" style:font-style-asian="italic" style:font-style-complex="italic"/>
    </style:style>
    <style:style style:name="T49" style:family="text">
      <style:text-properties fo:font-style="italic" officeooo:rsid="00675424" style:font-style-asian="italic" style:font-style-complex="italic"/>
    </style:style>
    <style:style style:name="T50" style:family="text">
      <style:text-properties officeooo:rsid="00441d00"/>
    </style:style>
    <style:style style:name="T51" style:family="text">
      <style:text-properties officeooo:rsid="006752f7"/>
    </style:style>
    <style:style style:name="T52" style:family="text">
      <style:text-properties fo:font-size="12pt" fo:font-weight="normal" officeooo:rsid="0046f3ac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47d7ac" style:font-size-asian="12pt" style:font-weight-asian="normal" style:font-size-complex="12pt" style:font-weight-complex="normal"/>
    </style:style>
    <style:style style:name="T54" style:family="text">
      <style:text-properties fo:font-size="12pt" fo:font-style="italic" fo:font-weight="normal" officeooo:rsid="0046f3ac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size="12pt" fo:font-style="italic" fo:font-weight="normal" officeooo:rsid="0047d7ac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fo:font-weight="normal" officeooo:rsid="004a748d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4d0f9d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4ed897" style:font-size-asian="12pt" style:font-weight-asian="normal" style:font-size-complex="12pt" style:font-weight-complex="normal"/>
    </style:style>
    <style:style style:name="T59" style:family="text">
      <style:text-properties fo:font-style="normal" officeooo:rsid="004ec518" style:font-style-asian="normal" style:font-style-complex="normal"/>
    </style:style>
    <style:style style:name="T60" style:family="text">
      <style:text-properties fo:font-style="normal" officeooo:rsid="006dd8c6" style:font-style-asian="normal" style:font-style-complex="normal"/>
    </style:style>
    <style:style style:name="T61" style:family="text">
      <style:text-properties fo:font-style="normal" officeooo:rsid="00566019" style:font-style-asian="normal" style:font-style-complex="normal"/>
    </style:style>
    <style:style style:name="T62" style:family="text">
      <style:text-properties fo:font-style="normal" officeooo:rsid="006fd21e" style:font-style-asian="normal" style:font-style-complex="normal"/>
    </style:style>
    <style:style style:name="T63" style:family="text">
      <style:text-properties officeooo:rsid="00161290"/>
    </style:style>
    <style:style style:name="T64" style:family="text">
      <style:text-properties officeooo:rsid="00a10cf9"/>
    </style:style>
    <style:style style:name="T65" style:family="text">
      <style:text-properties officeooo:rsid="011c7dfe"/>
    </style:style>
    <style:style style:name="T66" style:family="text">
      <style:text-properties officeooo:rsid="017176e6"/>
    </style:style>
    <style:style style:name="T67" style:family="text">
      <style:text-properties officeooo:rsid="01766083"/>
    </style:style>
    <style:style style:name="T68" style:family="text">
      <style:text-properties officeooo:rsid="0180d41a"/>
    </style:style>
    <style:style style:name="T69" style:family="text">
      <style:text-properties officeooo:rsid="012585c0"/>
    </style:style>
    <style:style style:name="T70" style:family="text">
      <style:text-properties officeooo:rsid="01291c48"/>
    </style:style>
    <style:style style:name="T71" style:family="text">
      <style:text-properties fo:font-style="italic" officeooo:rsid="0126ca2f" style:font-style-asian="italic" style:font-style-complex="italic"/>
    </style:style>
    <style:style style:name="T72" style:family="text">
      <style:text-properties officeooo:rsid="0126ca2f"/>
    </style:style>
    <style:style style:name="T73" style:family="text">
      <style:text-properties officeooo:rsid="012c70f9"/>
    </style:style>
    <style:style style:name="T74" style:family="text">
      <style:text-properties officeooo:rsid="012fe788"/>
    </style:style>
    <style:style style:name="T75" style:family="text">
      <style:text-properties officeooo:rsid="012fbf50"/>
    </style:style>
    <style:style style:name="T76" style:family="text">
      <style:text-properties fo:font-style="italic" officeooo:rsid="012fbf50" style:font-style-asian="italic" style:font-style-complex="italic"/>
    </style:style>
    <style:style style:name="T77" style:family="text">
      <style:text-properties officeooo:rsid="01379188"/>
    </style:style>
    <style:style style:name="T78" style:family="text">
      <style:text-properties officeooo:rsid="01397764"/>
    </style:style>
    <style:style style:name="T79" style:family="text">
      <style:text-properties officeooo:rsid="01416b85"/>
    </style:style>
    <style:style style:name="T80" style:family="text">
      <style:text-properties fo:font-style="italic" officeooo:rsid="01379188" style:font-style-asian="italic" style:font-style-complex="italic"/>
    </style:style>
    <style:style style:name="T81" style:family="text">
      <style:text-properties officeooo:rsid="013a7351"/>
    </style:style>
    <style:style style:name="T82" style:family="text">
      <style:text-properties officeooo:rsid="013c0b10"/>
    </style:style>
    <style:style style:name="T83" style:family="text">
      <style:text-properties officeooo:rsid="0143986e"/>
    </style:style>
    <style:style style:name="T84" style:family="text">
      <style:text-properties officeooo:rsid="0143dc90"/>
    </style:style>
    <style:style style:name="T85" style:family="text">
      <style:text-properties fo:font-style="italic" officeooo:rsid="013a7351" style:font-style-asian="italic" style:font-style-complex="italic"/>
    </style:style>
    <style:style style:name="T86" style:family="text">
      <style:text-properties fo:font-style="italic" officeooo:rsid="01473d7b" style:font-style-asian="italic" style:font-style-complex="italic"/>
    </style:style>
    <style:style style:name="T87" style:family="text">
      <style:text-properties fo:font-style="normal" officeooo:rsid="013d9a4e" style:font-style-asian="normal" style:font-style-complex="normal"/>
    </style:style>
    <style:style style:name="T88" style:family="text">
      <style:text-properties fo:font-style="italic" officeooo:rsid="013d9a4e" style:font-style-asian="italic" style:font-style-complex="italic"/>
    </style:style>
    <style:style style:name="T89" style:family="text">
      <style:text-properties fo:font-style="italic" officeooo:rsid="0145b755" style:font-style-asian="italic" style:font-style-complex="italic"/>
    </style:style>
    <style:style style:name="T90" style:family="text">
      <style:text-properties officeooo:rsid="0182cdbf"/>
    </style:style>
    <style:style style:name="T91" style:family="text">
      <style:text-properties officeooo:rsid="01598063"/>
    </style:style>
    <style:style style:name="T92" style:family="text">
      <style:text-properties officeooo:rsid="0182c432"/>
    </style:style>
    <style:style style:name="T93" style:family="text">
      <style:text-properties officeooo:rsid="01176440"/>
    </style:style>
    <style:style style:name="T94" style:family="text">
      <style:text-properties officeooo:rsid="00aafeaa"/>
    </style:style>
    <style:style style:name="T95" style:family="text">
      <style:text-properties fo:font-style="italic" officeooo:rsid="00aafeaa" style:font-style-asian="italic" style:font-style-complex="italic"/>
    </style:style>
    <style:style style:name="T96" style:family="text">
      <style:text-properties fo:font-style="italic" officeooo:rsid="00a94e53" style:font-style-asian="italic" style:font-style-complex="italic"/>
    </style:style>
    <style:style style:name="T97" style:family="text">
      <style:text-properties officeooo:rsid="00a41b4b"/>
    </style:style>
    <style:style style:name="T98" style:family="text">
      <style:text-properties officeooo:rsid="00afc91b"/>
    </style:style>
    <style:style style:name="T99" style:family="text">
      <style:text-properties officeooo:rsid="00b6670c"/>
    </style:style>
    <style:style style:name="T100" style:family="text">
      <style:text-properties officeooo:rsid="00b42c09"/>
    </style:style>
    <style:style style:name="T101" style:family="text">
      <style:text-properties fo:font-style="italic" officeooo:rsid="00b42c09" style:font-style-asian="italic" style:font-style-complex="italic"/>
    </style:style>
    <style:style style:name="T102" style:family="text">
      <style:text-properties fo:font-style="normal" officeooo:rsid="00b7be61" style:font-style-asian="normal" style:font-style-complex="normal"/>
    </style:style>
    <style:style style:name="T103" style:family="text">
      <style:text-properties fo:font-style="normal" officeooo:rsid="00b96520" style:font-style-asian="normal" style:font-style-complex="normal"/>
    </style:style>
    <style:style style:name="T104" style:family="text">
      <style:text-properties fo:font-style="normal" officeooo:rsid="00be7762" style:font-style-asian="normal" style:font-style-complex="normal"/>
    </style:style>
    <style:style style:name="T105" style:family="text">
      <style:text-properties fo:font-style="italic" officeooo:rsid="00be7762" style:font-style-asian="italic" style:font-style-complex="italic"/>
    </style:style>
    <style:style style:name="T106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107" style:family="text">
      <style:text-properties fo:font-style="italic" officeooo:rsid="02e82a24" style:font-style-asian="italic" style:font-style-complex="italic"/>
    </style:style>
    <style:style style:name="T108" style:family="text">
      <style:text-properties fo:font-style="italic" officeooo:rsid="00bb3130" style:font-style-asian="italic" style:font-style-complex="italic"/>
    </style:style>
    <style:style style:name="T109" style:family="text">
      <style:text-properties officeooo:rsid="011eca85"/>
    </style:style>
    <style:style style:name="T110" style:family="text">
      <style:text-properties officeooo:rsid="00a491f2"/>
    </style:style>
    <style:style style:name="T111" style:family="text">
      <style:text-properties officeooo:rsid="01181573"/>
    </style:style>
    <style:style style:name="T112" style:family="text">
      <style:text-properties officeooo:rsid="01238a23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officeooo:rsid="00d54cc6"/>
    </style:style>
    <style:style style:name="T115" style:family="text">
      <style:text-properties fo:font-size="12pt" fo:font-weight="normal" officeooo:rsid="00e7c02d" style:font-size-asian="12pt" style:font-weight-asian="normal" style:font-size-complex="12pt" style:font-weight-complex="normal"/>
    </style:style>
    <style:style style:name="T116" style:family="text">
      <style:text-properties fo:font-size="12pt" fo:font-weight="normal" officeooo:rsid="016a5dd3" style:font-size-asian="12pt" style:font-weight-asian="normal" style:font-size-complex="12pt" style:font-weight-complex="normal"/>
    </style:style>
    <style:style style:name="T117" style:family="text">
      <style:text-properties fo:font-size="12pt" fo:font-weight="normal" officeooo:rsid="015dcead" style:font-size-asian="12pt" style:font-weight-asian="normal" style:font-size-complex="12pt" style:font-weight-complex="normal"/>
    </style:style>
    <style:style style:name="T118" style:family="text">
      <style:text-properties fo:font-size="12pt" fo:font-weight="normal" officeooo:rsid="015c43d4" style:font-size-asian="12pt" style:font-weight-asian="normal" style:font-size-complex="12pt" style:font-weight-complex="normal"/>
    </style:style>
    <style:style style:name="T119" style:family="text">
      <style:text-properties fo:font-size="12pt" fo:font-weight="normal" officeooo:rsid="018559e3" style:font-size-asian="12pt" style:font-weight-asian="normal" style:font-size-complex="12pt" style:font-weight-complex="normal"/>
    </style:style>
    <style:style style:name="T120" style:family="text">
      <style:text-properties fo:font-size="12pt" fo:font-weight="normal" officeooo:rsid="018796e8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18a41e4" style:font-size-asian="12pt" style:font-weight-asian="normal" style:font-size-complex="12pt" style:font-weight-complex="normal"/>
    </style:style>
    <style:style style:name="T122" style:family="text">
      <style:text-properties fo:font-size="12pt" fo:font-weight="normal" officeooo:rsid="015e3e18" style:font-size-asian="12pt" style:font-weight-asian="normal" style:font-size-complex="12pt" style:font-weight-complex="normal"/>
    </style:style>
    <style:style style:name="T123" style:family="text">
      <style:text-properties fo:font-size="12pt" fo:font-weight="normal" officeooo:rsid="015ec1f4" style:font-size-asian="12pt" style:font-weight-asian="normal" style:font-size-complex="12pt" style:font-weight-complex="normal"/>
    </style:style>
    <style:style style:name="T124" style:family="text">
      <style:text-properties fo:font-size="12pt" fo:font-weight="normal" officeooo:rsid="01779885" style:font-size-asian="12pt" style:font-weight-asian="normal" style:font-size-complex="12pt" style:font-weight-complex="normal"/>
    </style:style>
    <style:style style:name="T125" style:family="text">
      <style:text-properties fo:font-size="12pt" fo:font-weight="normal" officeooo:rsid="0199bbd4" style:font-size-asian="12pt" style:font-weight-asian="normal" style:font-size-complex="12pt" style:font-weight-complex="normal"/>
    </style:style>
    <style:style style:name="T126" style:family="text">
      <style:text-properties style:text-position="super 58%" fo:font-size="12pt" fo:font-weight="normal" officeooo:rsid="0199bbd4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officeooo:rsid="019b15fb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officeooo:rsid="017e099a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1605e78" style:font-size-asian="12pt" style:font-weight-asian="normal" style:font-size-complex="12pt" style:font-weight-complex="normal"/>
    </style:style>
    <style:style style:name="T130" style:family="text">
      <style:text-properties officeooo:rsid="016cc309"/>
    </style:style>
    <style:style style:name="T131" style:family="text">
      <style:text-properties officeooo:rsid="018bb5c3"/>
    </style:style>
    <style:style style:name="T132" style:family="text">
      <style:text-properties officeooo:rsid="018cbb79"/>
    </style:style>
    <style:style style:name="T133" style:family="text">
      <style:text-properties officeooo:rsid="018fd19b"/>
    </style:style>
    <style:style style:name="T134" style:family="text">
      <style:text-properties officeooo:rsid="0190b7c6"/>
    </style:style>
    <style:style style:name="T135" style:family="text">
      <style:text-properties officeooo:rsid="0191ee3f"/>
    </style:style>
    <style:style style:name="T136" style:family="text">
      <style:text-properties officeooo:rsid="0194d572"/>
    </style:style>
    <style:style style:name="T137" style:family="text">
      <style:text-properties officeooo:rsid="0198c05a"/>
    </style:style>
    <style:style style:name="T138" style:family="text">
      <style:text-properties officeooo:rsid="0194da3a"/>
    </style:style>
    <style:style style:name="T139" style:family="text">
      <style:text-properties officeooo:rsid="016e1188"/>
    </style:style>
    <style:style style:name="T140" style:family="text">
      <style:text-properties officeooo:rsid="016f66e9"/>
    </style:style>
    <style:style style:name="T141" style:family="text">
      <style:text-properties officeooo:rsid="017f9f98"/>
    </style:style>
    <style:style style:name="T142" style:family="text">
      <style:text-properties officeooo:rsid="019eae09"/>
    </style:style>
    <style:style style:name="T143" style:family="text">
      <style:text-properties officeooo:rsid="01d3a713"/>
    </style:style>
    <style:style style:name="T144" style:family="text">
      <style:text-properties officeooo:rsid="01a48b7c"/>
    </style:style>
    <style:style style:name="T145" style:family="text">
      <style:text-properties officeooo:rsid="01bd2fff"/>
    </style:style>
    <style:style style:name="T146" style:family="text">
      <style:text-properties officeooo:rsid="01bee39e"/>
    </style:style>
    <style:style style:name="T147" style:family="text">
      <style:text-properties officeooo:rsid="01c51061"/>
    </style:style>
    <style:style style:name="T148" style:family="text">
      <style:text-properties fo:font-style="italic" officeooo:rsid="01c26cd7" style:font-style-asian="italic" style:font-style-complex="italic"/>
    </style:style>
    <style:style style:name="T149" style:family="text">
      <style:text-properties fo:font-style="italic" officeooo:rsid="01c21af7" style:font-style-asian="italic" style:font-style-complex="italic"/>
    </style:style>
    <style:style style:name="T150" style:family="text">
      <style:text-properties officeooo:rsid="01cacbe0"/>
    </style:style>
    <style:style style:name="T151" style:family="text">
      <style:text-properties officeooo:rsid="021abad6"/>
    </style:style>
    <style:style style:name="T152" style:family="text">
      <style:text-properties officeooo:rsid="02228266"/>
    </style:style>
    <style:style style:name="T153" style:family="text">
      <style:text-properties officeooo:rsid="01c64013"/>
    </style:style>
    <style:style style:name="T154" style:family="text">
      <style:text-properties officeooo:rsid="01ca5900"/>
    </style:style>
    <style:style style:name="T155" style:family="text">
      <style:text-properties officeooo:rsid="01f9ced3"/>
    </style:style>
    <style:style style:name="T156" style:family="text">
      <style:text-properties officeooo:rsid="01c8ba2d"/>
    </style:style>
    <style:style style:name="T157" style:family="text">
      <style:text-properties officeooo:rsid="02023cdb"/>
    </style:style>
    <style:style style:name="T158" style:family="text">
      <style:text-properties fo:font-style="italic" officeooo:rsid="01cacbe0" style:font-style-asian="italic" style:font-style-complex="italic"/>
    </style:style>
    <style:style style:name="T159" style:family="text">
      <style:text-properties fo:font-style="italic" officeooo:rsid="01f8b30c" style:font-style-asian="italic" style:font-style-complex="italic"/>
    </style:style>
    <style:style style:name="T160" style:family="text">
      <style:text-properties fo:font-style="italic" officeooo:rsid="01f6b79a" style:font-style-asian="italic" style:font-style-complex="italic"/>
    </style:style>
    <style:style style:name="T161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62" style:family="text">
      <style:text-properties officeooo:rsid="01f8b30c"/>
    </style:style>
    <style:style style:name="T163" style:family="text">
      <style:text-properties officeooo:rsid="0220da76"/>
    </style:style>
    <style:style style:name="T164" style:family="text">
      <style:text-properties officeooo:rsid="022329e7"/>
    </style:style>
    <style:style style:name="T165" style:family="text">
      <style:text-properties officeooo:rsid="01cc0b61"/>
    </style:style>
    <style:style style:name="T166" style:family="text">
      <style:text-properties officeooo:rsid="01efd146"/>
    </style:style>
    <style:style style:name="T167" style:family="text">
      <style:text-properties officeooo:rsid="01f08fe1"/>
    </style:style>
    <style:style style:name="T168" style:family="text">
      <style:text-properties fo:font-style="italic" officeooo:rsid="01ee78d3" style:font-style-asian="italic" style:font-style-complex="italic"/>
    </style:style>
    <style:style style:name="T169" style:family="text">
      <style:text-properties fo:font-style="italic" officeooo:rsid="021ae482" style:font-style-asian="italic" style:font-style-complex="italic"/>
    </style:style>
    <style:style style:name="T170" style:family="text">
      <style:text-properties officeooo:rsid="020ac8f5"/>
    </style:style>
    <style:style style:name="T171" style:family="text">
      <style:text-properties fo:font-style="italic" officeooo:rsid="020f94cd" style:font-style-asian="italic" style:font-style-complex="italic"/>
    </style:style>
    <style:style style:name="T172" style:family="text">
      <style:text-properties fo:font-style="italic" officeooo:rsid="020ac8f5" style:font-style-asian="italic" style:font-style-complex="italic"/>
    </style:style>
    <style:style style:name="T173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74" style:family="text">
      <style:text-properties fo:font-style="normal" officeooo:rsid="027affc8" style:font-style-asian="normal" style:font-style-complex="normal"/>
    </style:style>
    <style:style style:name="T175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84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85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86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87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88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89" style:family="text">
      <style:text-properties officeooo:rsid="0231f355"/>
    </style:style>
    <style:style style:name="T190" style:family="text">
      <style:text-properties officeooo:rsid="0230ae95"/>
    </style:style>
    <style:style style:name="T191" style:family="text">
      <style:text-properties officeooo:rsid="027b5c11"/>
    </style:style>
    <style:style style:name="T192" style:family="text">
      <style:text-properties officeooo:rsid="02333e4f"/>
    </style:style>
    <style:style style:name="T193" style:family="text">
      <style:text-properties officeooo:rsid="0239ee93"/>
    </style:style>
    <style:style style:name="T194" style:family="text">
      <style:text-properties officeooo:rsid="023bcc63"/>
    </style:style>
    <style:style style:name="T195" style:family="text">
      <style:text-properties officeooo:rsid="023e6ac0"/>
    </style:style>
    <style:style style:name="T196" style:family="text">
      <style:text-properties officeooo:rsid="02406314"/>
    </style:style>
    <style:style style:name="T197" style:family="text">
      <style:text-properties officeooo:rsid="0241bb73"/>
    </style:style>
    <style:style style:name="T198" style:family="text">
      <style:text-properties officeooo:rsid="02461c7d"/>
    </style:style>
    <style:style style:name="T199" style:family="text">
      <style:text-properties officeooo:rsid="0247f882"/>
    </style:style>
    <style:style style:name="T200" style:family="text">
      <style:text-properties officeooo:rsid="027d305f"/>
    </style:style>
    <style:style style:name="T201" style:family="text">
      <style:text-properties officeooo:rsid="02743d47"/>
    </style:style>
    <style:style style:name="T202" style:family="text">
      <style:text-properties officeooo:rsid="02636d71"/>
    </style:style>
    <style:style style:name="T203" style:family="text">
      <style:text-properties officeooo:rsid="0264fa82"/>
    </style:style>
    <style:style style:name="T204" style:family="text">
      <style:text-properties officeooo:rsid="026a24e7"/>
    </style:style>
    <style:style style:name="T205" style:family="text">
      <style:text-properties fo:font-weight="bold" officeooo:rsid="0264fa82" style:font-weight-asian="bold" style:font-weight-complex="bold"/>
    </style:style>
    <style:style style:name="T206" style:family="text">
      <style:text-properties officeooo:rsid="024c22ce"/>
    </style:style>
    <style:style style:name="T207" style:family="text">
      <style:text-properties officeooo:rsid="024fe32b"/>
    </style:style>
    <style:style style:name="T208" style:family="text">
      <style:text-properties fo:font-style="italic" officeooo:rsid="024fe32b" style:font-style-asian="italic" style:font-style-complex="italic"/>
    </style:style>
    <style:style style:name="T209" style:family="text">
      <style:text-properties officeooo:rsid="02509dc7"/>
    </style:style>
    <style:style style:name="T210" style:family="text">
      <style:text-properties officeooo:rsid="027eff5c"/>
    </style:style>
    <style:style style:name="T211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212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213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214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215" style:family="text">
      <style:text-properties fo:font-size="12pt" fo:font-weight="normal" officeooo:rsid="0292d311" style:font-size-asian="12pt" style:font-weight-asian="normal" style:font-size-complex="12pt" style:font-weight-complex="normal"/>
    </style:style>
    <style:style style:name="T216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217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218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19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20" style:family="text">
      <style:text-properties officeooo:rsid="02913a5f"/>
    </style:style>
    <style:style style:name="T221" style:family="text">
      <style:text-properties officeooo:rsid="02a8e7fd"/>
    </style:style>
    <style:style style:name="T222" style:family="text">
      <style:text-properties officeooo:rsid="02a8fdd1"/>
    </style:style>
    <style:style style:name="T223" style:family="text">
      <style:text-properties officeooo:rsid="02ac66a9"/>
    </style:style>
    <style:style style:name="T224" style:family="text">
      <style:text-properties officeooo:rsid="02aa7089"/>
    </style:style>
    <style:style style:name="T225" style:family="text">
      <style:text-properties officeooo:rsid="02adf6e2"/>
    </style:style>
    <style:style style:name="T226" style:family="text">
      <style:text-properties officeooo:rsid="02b06b07"/>
    </style:style>
    <style:style style:name="T227" style:family="text">
      <style:text-properties officeooo:rsid="02b27cac"/>
    </style:style>
    <style:style style:name="T228" style:family="text">
      <style:text-properties officeooo:rsid="02afe72a"/>
    </style:style>
    <style:style style:name="T229" style:family="text">
      <style:text-properties officeooo:rsid="0298b078"/>
    </style:style>
    <style:style style:name="T230" style:family="text">
      <style:text-properties officeooo:rsid="02992126"/>
    </style:style>
    <style:style style:name="T231" style:family="text">
      <style:text-properties officeooo:rsid="02a0e91d"/>
    </style:style>
    <style:style style:name="T232" style:family="text">
      <style:text-properties officeooo:rsid="029aafe2"/>
    </style:style>
    <style:style style:name="T233" style:family="text">
      <style:text-properties officeooo:rsid="029d2773"/>
    </style:style>
    <style:style style:name="T234" style:family="text">
      <style:text-properties officeooo:rsid="02a203c2"/>
    </style:style>
    <style:style style:name="T235" style:family="text">
      <style:text-properties officeooo:rsid="02a719ea"/>
    </style:style>
    <style:style style:name="T236" style:family="text">
      <style:text-properties officeooo:rsid="028270bf"/>
    </style:style>
    <style:style style:name="T237" style:family="text">
      <style:text-properties fo:font-weight="normal" officeooo:rsid="028270bf" style:font-weight-asian="normal" style:font-weight-complex="normal"/>
    </style:style>
    <style:style style:name="T238" style:family="text">
      <style:text-properties officeooo:rsid="02ca647f"/>
    </style:style>
    <style:style style:name="T239" style:family="text">
      <style:text-properties officeooo:rsid="02c54bf9"/>
    </style:style>
    <style:style style:name="T240" style:family="text">
      <style:text-properties officeooo:rsid="02c58724"/>
    </style:style>
    <style:style style:name="T241" style:family="text">
      <style:text-properties officeooo:rsid="02c6cb07"/>
    </style:style>
    <style:style style:name="T242" style:family="text">
      <style:text-properties officeooo:rsid="02cae3be"/>
    </style:style>
    <style:style style:name="T243" style:family="text">
      <style:text-properties officeooo:rsid="02cef7bd"/>
    </style:style>
    <style:style style:name="T244" style:family="text">
      <style:text-properties officeooo:rsid="02cf886a"/>
    </style:style>
    <style:style style:name="T245" style:family="text">
      <style:text-properties officeooo:rsid="02d43c9f"/>
    </style:style>
    <style:style style:name="T246" style:family="text">
      <style:text-properties officeooo:rsid="02e2f1aa"/>
    </style:style>
    <style:style style:name="T247" style:family="text">
      <style:text-properties fo:font-style="italic" officeooo:rsid="02d43c9f" style:font-style-asian="italic" style:font-style-complex="italic"/>
    </style:style>
    <style:style style:name="T248" style:family="text">
      <style:text-properties fo:font-style="italic" officeooo:rsid="02d25df4" style:font-style-asian="italic" style:font-style-complex="italic"/>
    </style:style>
    <style:style style:name="T249" style:family="text">
      <style:text-properties officeooo:rsid="02d694a3"/>
    </style:style>
    <style:style style:name="T250" style:family="text">
      <style:text-properties officeooo:rsid="02d7863f"/>
    </style:style>
    <style:style style:name="T251" style:family="text">
      <style:text-properties officeooo:rsid="02d6c7f8"/>
    </style:style>
    <style:style style:name="T252" style:family="text">
      <style:text-properties officeooo:rsid="02d7e841"/>
    </style:style>
    <style:style style:name="T253" style:family="text">
      <style:text-properties officeooo:rsid="02e4dbb9"/>
    </style:style>
    <style:style style:name="T254" style:family="text">
      <style:text-properties officeooo:rsid="02e5508f"/>
    </style:style>
    <style:style style:name="T255" style:family="text">
      <style:text-properties officeooo:rsid="02e7cdc7"/>
    </style:style>
    <style:style style:name="T256" style:family="text">
      <style:text-properties officeooo:rsid="02e55dc5"/>
    </style:style>
    <style:style style:name="T257" style:family="text">
      <style:text-properties officeooo:rsid="02ee2e6a"/>
    </style:style>
    <style:style style:name="T258" style:family="text">
      <style:text-properties officeooo:rsid="02ef9e1f"/>
    </style:style>
    <style:style style:name="T259" style:family="text">
      <style:text-properties officeooo:rsid="02eead51"/>
    </style:style>
    <style:style style:name="T26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6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6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6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6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65" style:family="text">
      <style:text-properties officeooo:rsid="038d9d4d"/>
    </style:style>
    <style:style style:name="T266" style:family="text">
      <style:text-properties officeooo:rsid="038dd9cf"/>
    </style:style>
    <style:style style:name="T267" style:family="text">
      <style:text-properties officeooo:rsid="0025668c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0" style:family="text">
      <style:text-properties fo:font-weight="normal" officeooo:rsid="01e97238" style:font-weight-asian="normal" style:font-weight-complex="normal"/>
    </style:style>
    <style:style style:name="T2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3" style:family="text">
      <style:text-properties fo:font-style="normal" style:font-style-asian="normal" style:font-style-complex="normal"/>
    </style:style>
    <style:style style:name="T274" style:family="text">
      <style:text-properties officeooo:rsid="00bb3130"/>
    </style:style>
    <style:style style:name="T275" style:family="text">
      <style:text-properties officeooo:rsid="00bc8fae"/>
    </style:style>
    <style:style style:name="T276" style:family="text">
      <style:text-properties officeooo:rsid="026b9f6d"/>
    </style:style>
    <style:style style:name="T277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78" style:family="text">
      <style:text-properties officeooo:rsid="021c40b7"/>
    </style:style>
    <style:style style:name="T27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80" style:family="text">
      <style:text-properties fo:font-weight="normal" officeooo:rsid="020cbb82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.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1">The key area where my understanding has changed during this module is software services, in particular, GDPR compliance feasibility.</text:p>
      <text:p text:style-name="P12">At the start of this module I held that belief that GDPR compliance is out of reach for small-scale services with negligible numbers of staff, and <text:span text:style-name="T19">significant budget constraints. </text:span><text:span text:style-name="T20">I believed that in order to be truly GDPR compliant, a company </text:span><text:span text:style-name="T21">required</text:span><text:span text:style-name="T20"> legal advisors, and a dedicated team of developers. </text:span><text:span text:style-name="T22">Additionally, I believed that given those resources, an existing system could be easily amended to be GDPR compliant; that GDPR compliance was something you could </text:span><text:span text:style-name="T23">just throw onto an existing system</text:span><text:span text:style-name="T22">.</text:span></text:p>
      <text:p text:style-name="P13"/>
      <text:p text:style-name="P14">During my research, and while reading through individual GDPR articles, <text:span text:style-name="T24">as well as reading about implementation of the regulation,</text:span> it became clear to me that <text:span text:style-name="T25">GDPR compliance is significantly more attainable than I had believed, </text:span><text:span text:style-name="T24">and that </text:span><text:span text:style-name="T26">effective </text:span><text:span text:style-name="T24">implementation lays in </text:span><text:span text:style-name="T27">careful</text:span><text:span text:style-name="T24"> design </text:span><text:span text:style-name="T28">rather than afterthought</text:span><text:span text:style-name="T24">.</text:span></text:p>
      <text:p text:style-name="P15">I now understand that with <text:span text:style-name="T29">careful</text:span> planning, even a single developer working on a software service, can stay fully compliant with relatively low workload.</text:p>
      <text:p text:style-name="P16">A data controller can maintain compliance via a series of legal notices, and by implementing bespoke monitoring <text:span text:style-name="T30">systems</text:span>.</text:p>
      <text:p text:style-name="P17"/>
      <text:p text:style-name="P10"/>
      <text:p text:style-name="P10">1(<text:span text:style-name="T18">c</text:span>) – <text:span text:style-name="T18">Success and Failure</text:span></text:p>
      <text:p text:style-name="P18">A key success in this module was the effective incorporation of self-motivation strategies. This significantly improved my ability to maintain a high degree of focus and productivity over extended periods of time. <text:span text:style-name="T31">By implementing a structured work regimen – Such as minimising distractions, </text:span><text:span text:style-name="T32">adhering to</text:span><text:span text:style-name="T31"> a strict diet, controlling my working environment, and setting clear milestones, I was able to stay more consistent </text:span><text:span text:style-name="T32">with my productive output; which is something I previously struggled to achieve. This demonstrates that my productivity is not limited by my capability, but rather the systems and behaviours I adopt when approaching work.</text:span></text:p>
      <text:p text:style-name="P19"><text:soft-page-break/>However, this success is also a failure as it revealed a significant limitation. The effectiveness of these strategies was heavily influenced by external pressures, particularly deadlines. Without this pressure, <text:span text:style-name="T33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20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20"/>
      <text:p text:style-name="P10">1<text:span text:style-name="T18">(d</text:span>) – <text:span text:style-name="T18">Self-Motivation</text:span></text:p>
      <text:p text:style-name="P21">To maintain a high degree of motivation throughout this assessment, and avoid procrastination, I deployed several different strategies:</text:p>
      <text:p text:style-name="P21"/>
      <text:list xml:id="list605231039" text:style-name="L1">
        <text:list-item>
          <text:p text:style-name="P22">Distraction minimisation</text:p>
        </text:list-item>
      </text:list>
      <text:list text:style-name="L2">
        <text:list-item>
          <text:list>
            <text:list-item>
              <text:p text:style-name="P23"><text:span text:style-name="T34">To avoid bodily distractions and the feeling of a bloated stomach, as well as </text:span><text:span text:style-name="T35">maintain consistent</text:span><text:span text:style-name="T34"> energy levels, I delayed eating for as long as possible </text:span><text:span text:style-name="T36">(</text:span><text:span text:style-name="T37">Christoph Bamberg, Julia Reinchenberger, Jens Blechert,</text:span><text:span text:style-name="T38"> </text:span><text:span text:style-name="T37">2025</text:span><text:span text:style-name="T36">)</text:span><text:span text:style-name="T34">. As soon I woke up, I would sit down to work on this assessment, prioritising the achievement of milestones before allowing myself to indulge in high-protein food </text:span><text:span text:style-name="T39">(</text:span><text:span text:style-name="T40">Dominik H Pesta, Varman T Samuel</text:span><text:span text:style-name="T41">, </text:span><text:span text:style-name="T40">2014</text:span><text:span text:style-name="T39">)</text:span><text:span text:style-name="T34">. </text:span><text:span text:style-name="T42">To further aid this, I would avoid drinking sugary or caffeinated beverages, instead opting for </text:span><text:span text:style-name="T43">peppermint tea </text:span><text:span text:style-name="T44">(</text:span><text:span text:style-name="T45">Luka Netzler, Brian Lovell, 2025</text:span><text:span text:style-name="T44">)</text:span><text:span text:style-name="T46">.</text:span></text:p>
            </text:list-item>
          </text:list>
        </text:list-item>
      </text:list>
      <text:list xml:id="list222518435227362" text:continue-list="list605231039" text:style-name="L1">
        <text:list-item>
          <text:p text:style-name="P24">Focus Management</text:p>
        </text:list-item>
      </text:list>
      <text:list text:style-name="L3">
        <text:list-item>
          <text:list>
            <text:list-item>
              <text:p text:style-name="P25">To avoid mental distractions and maintain my dopamine levels, I would turn off all redundant applications (such as Steam, or Discord), <text:span text:style-name="T47">reduce the brightness of my screen, and even reduce saturation </text:span><text:span text:style-name="T48">(</text:span><text:span text:style-name="T49">Craig A. Williamson, Jari J. Morganti, Hannah E. Smithson, 2023)</text:span><text:span text:style-name="T47">. This </text:span><text:span text:style-name="T50">created a monotonous, </text:span><text:span text:style-name="T51">albeit</text:span><text:span text:style-name="T50"> a highly reliable environment in which I could maintain my focus for much longer. </text:span></text:p>
            </text:list-item>
            <text:list-item>
              <text:p text:style-name="P26"><text:span text:style-name="T52">To further maintain my focus, and prevent my mind from drifting off, I would utilise the rubber duck </text:span><text:span text:style-name="T53">debugging </text:span><text:span text:style-name="T52">technique</text:span><text:span text:style-name="T54"> </text:span><text:span text:style-name="T55">(Rubber Duck Debugging, n.d.)</text:span><text:span text:style-name="T53">. </text:span><text:span text:style-name="T56">By narrating my own actions, I could keep my mind anchored in the present moment, </text:span><text:span text:style-name="T57">minimising </text:span><text:span text:style-name="T58">unrelated thought.</text:span></text:p>
            </text:list-item>
          </text:list>
          <text:p text:style-name="P27"/>
        </text:list-item>
      </text:list>
      <text:list text:continue-list="list222518435227362" text:style-name="L1">
        <text:list-item>
          <text:p text:style-name="P28">Future Reflection</text:p>
        </text:list-item>
      </text:list>
      <text:list text:style-name="L4">
        <text:list-item>
          <text:list>
            <text:list-item>
              <text:p text:style-name="P29"><text:span text:style-name="T59">To further improve my workflow in the future, I would also avoid </text:span><text:span text:style-name="T60">nicotine</text:span><text:span text:style-name="T59"> to keep my heart rate consistent, </text:span><text:span text:style-name="T61">instead replacing it with scented candles. </text:span><text:span text:style-name="T62">I would communicate more with my lecturers, asking more questions pertaining to the assessment. </text:span></text:p>
            </text:list-item>
          </text:list>
        </text:list-item>
      </text:list>
      <text:p text:style-name="P10"/>
      <text:p text:style-name="P10"/>
      <text:p text:style-name="P30">Section <text:span text:style-name="T18">2</text:span> – <text:span text:style-name="T63">Ongoing Risk Management</text:span></text:p>
      <text:p text:style-name="P30"/>
      <text:p text:style-name="P31"><text:span text:style-name="T64">2</text:span><text:span text:style-name="T18">(</text:span><text:span text:style-name="T64">a</text:span>) – <text:span text:style-name="T64">Monitoring and Alerting Strategy</text:span></text:p>
      <text:p text:style-name="P32"/>
      <text:p text:style-name="P33">Monitoring considerations include:</text:p>
      <text:list text:style-name="L5">
        <text:list-item>
          <text:p text:style-name="P34">Application <text:span text:style-name="T65">U</text:span>ptime</text:p>
          <text:list>
            <text:list-item>
              <text:p text:style-name="P35">Since this system is of critical importance and is required to run continuously, <text:span text:style-name="T66">uptime will be monitored to minimise any downtime. By monitoring uptime, we can configure automated systems (like </text:span><text:span text:style-name="T67">Uptime Kuma</text:span><text:span text:style-name="T66">) to notify us immediately when the server goes </text:span><text:soft-page-break/><text:span text:style-name="T66">down. This will help maximise </text:span><text:span text:style-name="T68">system reliability and effectiveness during rescue operations.</text:span></text:p>
            </text:list-item>
          </text:list>
        </text:list-item>
        <text:list-item>
          <text:p text:style-name="P34">Error <text:span text:style-name="T65">R</text:span>ates </text:p>
          <text:list>
            <text:list-item>
              <text:p text:style-name="P36">Monitoring error rates <text:span text:style-name="T69">by the following categories: </text:span><text:span text:style-name="T70">Success (2xx), </text:span><text:span text:style-name="T69">Redirection (3xx), Client (4xx), Server (5xx) </text:span><text:span text:style-name="T71">(The Postman Team, 2025)</text:span><text:span text:style-name="T72"> </text:span><text:span text:style-name="T70">can help detect the most vulnerable parts of the application </text:span><text:span text:style-name="T73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34">Authentication <text:span text:style-name="T65">F</text:span>ailure <text:span text:style-name="T65">R</text:span>ates</text:p>
          <text:list>
            <text:list-item>
              <text:p text:style-name="P37">This application stores <text:span text:style-name="T74">and processes</text:span> <text:span text:style-name="T75">both </text:span>personal <text:span text:style-name="T75">data defined in article 4(1) </text:span><text:span text:style-name="T76">(GDPR, 2018),</text:span><text:span text:style-name="T75"> and special category personal data defined in article 9(1)</text:span><text:span text:style-name="T76"> (GDPR, 2018)</text:span><text:span text:style-name="T75">. </text:span><text:span text:style-name="T77">To </text:span><text:span text:style-name="T78">ensure regulatory compliance</text:span><text:span text:style-name="T77">, all personal data </text:span><text:span text:style-name="T79">should</text:span><text:span text:style-name="T77"> be encrypted in storage and in transit, </text:span><text:span text:style-name="T78">and unauthorised access attempts must be closely monitored</text:span><text:span text:style-name="T74"> </text:span><text:span text:style-name="T80">(GDPR 2018, Art. 32)</text:span><text:span text:style-name="T74">. </text:span><text:span text:style-name="T81">If a breach does occur, and an unauthorised actor gains access to this data, we must be able to detect it and notify the </text:span><text:span text:style-name="T82">supervisory authority (Information Commissioner’s office)</text:span><text:span text:style-name="T81"> </text:span><text:span text:style-name="T83">with</text:span><text:span text:style-name="T84">out undue delay, and where feasible, within</text:span><text:span text:style-name="T83"> at most </text:span><text:span text:style-name="T81">72 hours</text:span><text:span text:style-name="T85"> (GDPR, 2018, Art. 33</text:span><text:span text:style-name="T86">(1)</text:span><text:span text:style-name="T85">), </text:span><text:span text:style-name="T87">and the data subjects without undue delay </text:span><text:span text:style-name="T88">(GDPR, 2018, Art. 34</text:span><text:span text:style-name="T89">(1)</text:span><text:span text:style-name="T88">).</text:span></text:p>
            </text:list-item>
          </text:list>
        </text:list-item>
        <text:list-item>
          <text:p text:style-name="P34"><text:span text:style-name="T65">D</text:span>atabase <text:span text:style-name="T65">P</text:span>erformance</text:p>
          <text:list>
            <text:list-item>
              <text:p text:style-name="P38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9">Response Time</text:p>
          <text:list>
            <text:list-item>
              <text:p text:style-name="P40">Maintaining low response time is imperative to sustaining <text:span text:style-name="T90">reliability and effectiveness</text:span>. Response time will be monitored <text:span text:style-name="T91">and </text:span><text:span text:style-name="T92">actionable messages will be sent to users to help them adjust their rescue strategies.</text:span></text:p>
            </text:list-item>
          </text:list>
        </text:list-item>
        <text:list-item>
          <text:p text:style-name="P34"><text:span text:style-name="T65">R</text:span>esource <text:span text:style-name="T65">U</text:span>tilisation</text:p>
        </text:list-item>
      </text:list>
      <text:list text:style-name="L6">
        <text:list-item>
          <text:list>
            <text:list-item>
              <text:p text:style-name="P41"><text:span text:style-name="T93">Personal devices used by rescuers </text:span>may have vastly limited battery capacity, <text:span text:style-name="T94">which is further worsened by poor reception </text:span><text:span text:style-name="T93">in remote regions</text:span><text:span text:style-name="T94"> </text:span><text:span text:style-name="T95">(</text:span><text:span text:style-name="T96">Ning Ding, Daniel Wagner, Xiaomeng Chen, Abhinav Pathak, Y. Charlie Hu, Andrew Rice, 2013</text:span><text:span text:style-name="T95">)</text:span><text:span text:style-name="T3">.</text:span> As such, it is critical that the application monitors its resource utilisation, <text:span text:style-name="T97">in particular its battery consumption </text:span><text:span text:style-name="T98">and battery charge availability</text:span>. <text:span text:style-name="T99">Since this information is tied to a specific rescuer, it falls under the definition of personal data in article </text:span><text:span text:style-name="T100">4(1) </text:span><text:span text:style-name="T101">(GDPR, 2018), </text:span><text:span text:style-name="T102">and a proper legal basis is required for its processing </text:span><text:span text:style-name="T103">as stated in article 6 (GDPR, 2018)</text:span><text:span text:style-name="T102">; in this case </text:span><text:span text:style-name="T104">that would be the lawful basis of contract</text:span><text:span text:style-name="T105"> (</text:span><text:span text:style-name="Strong_20_Emphasis"><text:span text:style-name="T106">Information Commissioner’s Office (ICO), </text:span></text:span><text:span text:style-name="T107">2024</text:span><text:span text:style-name="T108">a</text:span><text:span text:style-name="T107">)</text:span><text:span text:style-name="T101">. <text:s/></text:span><text:span text:style-name="T97">By </text:span><text:span text:style-name="T109">sharing</text:span><text:span text:style-name="T97"> this information </text:span><text:span text:style-name="T109">with</text:span><text:span text:style-name="T97"> other participants, </text:span><text:span text:style-name="T110">we may </text:span><text:span text:style-name="T111">increase the safety of rescuers.</text:span></text:p>
            </text:list-item>
            <text:list-item>
              <text:p text:style-name="P42">Additionally, given low hardware specifications, VPS’ resource utilisation, <text:span text:style-name="T112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43"/>
      <text:p text:style-name="P44">The application features a tiered alerting system. The following thresholds exist:</text:p>
      <text:list xml:id="list2635225905" text:style-name="L7">
        <text:list-item>
          <text:p text:style-name="P45"><text:span text:style-name="T113">Critical</text:span> – <text:span text:style-name="T114">Immediate human response required</text:span></text:p>
        </text:list-item>
      </text:list>
      <text:list text:style-name="L8">
        <text:list-item>
          <text:list>
            <text:list-item>
              <text:p text:style-name="P46"><text:span text:style-name="T115">This </text:span><text:span text:style-name="T116">alert</text:span><text:span text:style-name="T115"> is triggered when there is a critical problem with the system, rendering it inoperable – </text:span><text:span text:style-name="T117">Such</text:span><text:span text:style-name="T118"> as </text:span><text:span text:style-name="T115">the server shutting down </text:span><text:span text:style-name="T119">for more than 60 minutes, </text:span><text:span text:style-name="T120">database being unreachable, or VPS CPU usage </text:span><text:span text:style-name="T121">staying</text:span><text:span text:style-name="T120"> over 95% for over 10 minutes.</text:span></text:p>
            </text:list-item>
          </text:list>
        </text:list-item>
      </text:list>
      <text:list text:style-name="L9">
        <text:list-item>
          <text:list>
            <text:list-item>
              <text:p text:style-name="P47"><text:span text:style-name="T122">Once </text:span><text:span text:style-name="T123">detected by </text:span><text:span text:style-name="T124">Uptime Kuma</text:span><text:span text:style-name="T123">, </text:span><text:span text:style-name="T125">an SMS will be sent out immediately via a 3</text:span><text:span text:style-name="T126">rd</text:span><text:span text:style-name="T125"> party provider </text:span><text:span text:style-name="T127">to our volunteer developer</text:span><text:span text:style-name="T125">.</text:span><text:span text:style-name="T128"> </text:span><text:span text:style-name="T129">Rescuers in deployment and team leaders will follow the protocol and fall back on paper map and phone calls until issue is resolved.</text:span></text:p>
            </text:list-item>
          </text:list>
        </text:list-item>
      </text:list>
      <text:list text:continue-list="list2635225905" text:style-name="L7">
        <text:list-item>
          <text:p text:style-name="P48"><text:span text:style-name="T113">Warning</text:span> – <text:span text:style-name="T114">To be investigated within working hours</text:span></text:p>
        </text:list-item>
      </text:list>
      <text:list text:style-name="L10">
        <text:list-item>
          <text:list>
            <text:list-item>
              <text:p text:style-name="P49"><text:soft-page-break/>This alert is triggered when there is an unexpected issue within the application – <text:span text:style-name="T130">Such as unusually high response times </text:span><text:span text:style-name="T131">(e.g. &gt; </text:span><text:span text:style-name="T132">1000</text:span><text:span text:style-name="T131">ms), </text:span><text:span text:style-name="T133">prolonged high VPS CPU usage (e.g. &gt; 80% for over </text:span><text:span text:style-name="T134">10</text:span><text:span text:style-name="T133"> minutes), </text:span><text:span text:style-name="T135">or </text:span><text:span text:style-name="T136">an unusually high rate of server errors (</text:span><text:span text:style-name="T137">e.g. </text:span><text:span text:style-name="T136">5xx rates over 10% </text:span><text:span text:style-name="T138">within last hour</text:span><text:span text:style-name="T136">).</text:span></text:p>
            </text:list-item>
            <text:list-item>
              <text:p text:style-name="P50">In this scenario, <text:span text:style-name="T139">both the application and the web interface</text:span> <text:span text:style-name="T140">will</text:span> be used to issue the alert <text:span text:style-name="T140">to the team leaders, rescuers in deployment, and our developer.</text:span></text:p>
            </text:list-item>
          </text:list>
        </text:list-item>
      </text:list>
      <text:p text:style-name="P51"/>
      <text:p text:style-name="P52">A good monitoring tool given the budget constraints as well as <text:span text:style-name="T141">the </text:span>team size, is Uptime Kuma. This self-hosted tool allows us to send out periodic queries to our API to monitor uptime and issue critical alerts when needed. <text:span text:style-name="T141">It can either be hosted on the same machine as the main server to minimise the costs, or on a low-power single board computer like a Raspberry Pi to separate the failure points.</text:span></text:p>
      <text:p text:style-name="P30"/>
      <text:p text:style-name="P30"/>
      <text:p text:style-name="P53"><text:span text:style-name="T64">2</text:span><text:span text:style-name="T18">(</text:span><text:span text:style-name="T142">b </text:span><text:span text:style-name="T143">| !2b</text:span>) – <text:span text:style-name="T144">Patch and Vulnerability Management</text:span></text:p>
      <text:p text:style-name="P53"/>
      <text:p text:style-name="P54">Patch management within RescueNet must effectively balance security with the constraints of a single developer <text:span text:style-name="T145">and</text:span> a low <text:span text:style-name="T145">operating</text:span> budget. <text:span text:style-name="T146">Due to the absence of a staging environment, a lightweight testing approach is </text:span><text:span text:style-name="T147">recommended</text:span><text:span text:style-name="T146"> </text:span><text:span text:style-name="T148">(</text:span><text:span text:style-name="T149">Trevor Atkins, 2002</text:span><text:span text:style-name="T148">)</text:span><text:span text:style-name="T146">. </text:span></text:p>
      <text:p text:style-name="P54"/>
      <text:p text:style-name="P55"><text:span text:style-name="T150">To minimise downtime, as well as ensure compatibility with the </text:span><text:span text:style-name="T151">planned</text:span><text:span text:style-name="T150"> updates; </text:span><text:span text:style-name="T152">security </text:span><text:span text:style-name="T150">p</text:span><text:span text:style-name="T153">atches, </text:span><text:span text:style-name="T152">operating system updates,</text:span><text:span text:style-name="T153"> </text:span><text:span text:style-name="T154">and </text:span><text:span text:style-name="T152">dependency </text:span><text:span text:style-name="T154">updates</text:span><text:span text:style-name="T153"> should first be tested in </text:span><text:span text:style-name="T155">isolation, in</text:span><text:span text:style-name="T153"> a </text:span><text:span text:style-name="T156">local</text:span><text:span text:style-name="T153"> development environment </text:span><text:span text:style-name="T157">resembling</text:span><text:span text:style-name="T150"> the VPS as closely as possible</text:span><text:span text:style-name="T158"> </text:span><text:span text:style-name="T159">(</text:span><text:span text:style-name="T160">Orca</text:span><text:span text:style-name="T161">, </text:span><text:span text:style-name="T160">n.d.</text:span><text:span text:style-name="T159">)</text:span><text:span text:style-name="T162">.</text:span><text:span text:style-name="T150"> </text:span><text:span text:style-name="T163">Due to the lack of a fallback system, automated runtime updates will be disabled. They will instead be performed during scheduled updates periods </text:span><text:span text:style-name="T164">along with all other updates. </text:span><text:span text:style-name="T165">This can be accomplished</text:span><text:span text:style-name="T150"> </text:span><text:span text:style-name="T166">through technologies such as containerisation or </text:span><text:span text:style-name="T167">other types of</text:span><text:span text:style-name="T166"> virtualisation</text:span><text:span text:style-name="T158"> </text:span><text:span text:style-name="T168">(Dirk Merkel, </text:span><text:span text:style-name="T169">2014</text:span><text:span text:style-name="T168">)</text:span><text:span text:style-name="T150">. </text:span></text:p>
      <text:p text:style-name="P54"/>
      <text:p text:style-name="P56">With this, we can carry out updates and patches manually, test for vulnerabilities <text:span text:style-name="T170">with open source tools such as OpenVAS </text:span><text:span text:style-name="T171">(</text:span><text:span text:style-name="T172">Greenbone</text:span><text:span text:style-name="T173">, </text:span><text:span text:style-name="T172">n.d.</text:span><text:span text:style-name="T171">), </text:span><text:span text:style-name="T174">or Lynis</text:span>, all the while the VPS is still providing its service. </text:p>
      <text:p text:style-name="P57"><text:span text:style-name="T175">To further increase security and </text:span><text:span text:style-name="T176">minimise the impact of unforeseen factors, a full backup of the VPS </text:span><text:span text:style-name="T177">will</text:span><text:span text:style-name="T176"> be made to a removable media. </text:span><text:span text:style-name="T178">This ensures that even if </text:span><text:span text:style-name="T179">the patches fail due to unknown factors, </text:span><text:span text:style-name="T180">the VPS can still be rolled back to the last working version. </text:span><text:span text:style-name="T181">Critical security patches should be applied </text:span><text:span text:style-name="T182">within</text:span><text:span text:style-name="T181"> </text:span><text:span text:style-name="T183">24 hours</text:span><text:span text:style-name="T181"> </text:span><text:span text:style-name="T184">(</text:span><text:span text:style-name="T185">National Cyber Security Centre</text:span><text:span text:style-name="T186">, </text:span><text:span text:style-name="T185">2024, </text:span><text:span text:style-name="T187">Guidance(1):</text:span><text:span text:style-name="T188">Updating when exploitation is rife</text:span><text:span text:style-name="T184">).</text:span></text:p>
      <text:p text:style-name="P58"/>
      <text:p text:style-name="P59">Given the budget constraints, vulnerability scanning will be carried out using <text:span text:style-name="T189">the</text:span><text:span text:style-name="T190"> open-source tool</text:span> <text:span text:style-name="T191">Lynis</text:span>. <text:span text:style-name="T192">Scanning will encompass </text:span><text:span text:style-name="T193">both </text:span><text:span text:style-name="T192">application code and third-party dependencies. </text:span><text:span text:style-name="T194">In line with the guidance from the National Cyber Security Centre, scanning should be performed on a regular and risk-based basis (National Cyber Security Centre, 2024, Guidance: </text:span><text:span text:style-name="T195">Implementing this guidance</text:span><text:span text:style-name="T194">). </text:span><text:span text:style-name="T196">A baseline frequency of one week will be adopted.</text:span></text:p>
      <text:p text:style-name="P60">To minimise disruption of rescue operations, scans will be scheduled at times of low activity, and where possible, when there have not been any active rescue operations over a fixed <text:span text:style-name="T197">period of time (e.g. 30 minutes). </text:span><text:span text:style-name="T198">This approach balances </text:span><text:span text:style-name="T199">service availability with security assurance needs.</text:span></text:p>
      <text:p text:style-name="P61"/>
      <text:p text:style-name="P62">In addition to the above, when:</text:p>
      <text:p text:style-name="P62">a) A critical vulnerability is disclosed in a library RescueNet depends on:</text:p>
      <text:list text:style-name="L11">
        <text:list-item>
          <text:p text:style-name="P63"><text:soft-page-break/>A critical vulnerability scan will be performed without undue delay using <text:span text:style-name="T200">Lynis</text:span>,</text:p>
        </text:list-item>
        <text:list-item>
          <text:p text:style-name="P64">Alternative libraries will be researched and implemented, or, where that is not possible, <text:span text:style-name="T201">the library will be rolled back to the last stable version.</text:span></text:p>
        </text:list-item>
      </text:list>
      <text:p text:style-name="P62">b) An integrated third-party API announces a breaking change or depr<text:span text:style-name="T202">e</text:span>cation:</text:p>
      <text:list text:style-name="L12">
        <text:list-item>
          <text:p text:style-name="P65">Any risks resulting from the changes or deprecation will be mitigated <text:span text:style-name="T203">by the implementation of a circuit breaker pattern </text:span><text:span text:style-name="T204">(</text:span><text:span text:style-name="T203">Sam L</text:span><text:span text:style-name="T204">i</text:span><text:span text:style-name="T205">, </text:span><text:span text:style-name="T203">2024</text:span><text:span text:style-name="T204">).</text:span></text:p>
        </text:list-item>
      </text:list>
      <text:p text:style-name="P62">c) A third-party service <text:span text:style-name="T206">(a data processor)</text:span> suffers a data breach:</text:p>
      <text:list text:style-name="L13">
        <text:list-item>
          <text:p text:style-name="P66">In line with <text:span text:style-name="T207">article 33(1) </text:span><text:span text:style-name="T208">(GDPR, 2018)</text:span>, Information Commisioner’s Office will be notified without undue delay, <text:span text:style-name="T209">or, when that is not possible, within 72 hours.</text:span></text:p>
        </text:list-item>
        <text:list-item>
          <text:p text:style-name="P67">Data subjects will be notified without undue delay in line with article 34(1) (<text:span text:style-name="T3">GDPR, 2018).</text:span></text:p>
        </text:list-item>
        <text:list-item>
          <text:p text:style-name="P68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69"/>
      <text:p text:style-name="P70"><text:span text:style-name="T64">2</text:span><text:span text:style-name="T18">(</text:span><text:span text:style-name="T210">c</text:span>) – <text:span text:style-name="T210">Incident Response</text:span></text:p>
      <text:p text:style-name="P70"/>
      <text:list xml:id="list3216358565" text:style-name="L14">
        <text:list-item>
          <text:p text:style-name="P71">Incident Response Plan</text:p>
          <text:list>
            <text:list-item>
              <text:p text:style-name="P72">Detection</text:p>
              <text:list>
                <text:list-item>
                  <text:p text:style-name="P73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72">Triage</text:p>
              <text:list>
                <text:list-item>
                  <text:p text:style-name="P74"><text:span text:style-name="T211">Incident severity is assessed by ou</text:span><text:span text:style-name="T212">r</text:span><text:span text:style-name="T211"> </text:span><text:span text:style-name="T213">i</text:span><text:span text:style-name="T211">ncident manager </text:span><text:span text:style-name="T213">(or incident ‘commander’)</text:span><text:span text:style-name="T211">; our volunteer developer, </text:span><text:span text:style-name="T214">or, where possible, our automated system </text:span><text:span text:style-name="T215">with</text:span><text:span text:style-name="T214"> Uptime Kuma</text:span><text:span text:style-name="T211">. </text:span><text:span text:style-name="T216">We define the following incident severity levels </text:span><text:span text:style-name="T217">(</text:span><text:span text:style-name="T218">Chrissy Kidd,</text:span><text:span text:style-name="T219"> </text:span><text:span text:style-name="T218">2022)</text:span><text:span text:style-name="T216">: </text:span></text:p>
                  <text:list>
                    <text:list-item>
                      <text:p text:style-name="P75">This is the most severe level, reserved for <text:span text:style-name="T220">significant</text:span> incidents that affect a large number of users. <text:span text:style-name="T221">Such incidents may include the server being rendered inoperable through the aforementioned mechanisms, or </text:span><text:span text:style-name="T222">a severe personal data breach.</text:span></text:p>
                    </text:list-item>
                    <text:list-item>
                      <text:p text:style-name="P75">This level describes a<text:span text:style-name="T220">n</text:span> incident <text:span text:style-name="T220">that causes errors, minor problems for users, or a heavy system load. </text:span><text:span text:style-name="T223">Such incidents include</text:span><text:span text:style-name="T224"> inaccurate geospatial positioning, high latency, </text:span><text:span text:style-name="T225">or </text:span><text:span text:style-name="T226">inaccurate information being displayed by the application.</text:span><text:span text:style-name="T225"> <text:s/></text:span></text:p>
                    </text:list-item>
                    <text:list-item>
                      <text:p text:style-name="P76">Low severity level incident that causes minor problems or bugs in the system. <text:s/><text:span text:style-name="T224">Those incidents </text:span><text:span text:style-name="T227">mostly</text:span><text:span text:style-name="T224"> include graphic bugs in the application </text:span><text:span text:style-name="T228">or the web interface.</text:span></text:p>
                    </text:list-item>
                  </text:list>
                </text:list-item>
              </text:list>
            </text:list-item>
            <text:list-item>
              <text:p text:style-name="P72">Communication</text:p>
              <text:list>
                <text:list-item>
                  <text:p text:style-name="P77">In case of a level 1 severity incident, all users are notified without undue delay, and information commissioner’s office may be notified as well. <text:span text:style-name="T229">Our developer gets notified of all incidents </text:span><text:span text:style-name="T230">via email and/or the web interface</text:span>. <text:span text:style-name="T231">Users and information commissioner’s office are contacted</text:span> via email. </text:p>
                </text:list-item>
              </text:list>
            </text:list-item>
            <text:list-item>
              <text:p text:style-name="P72">Containment <text:span text:style-name="T232">and Resolution</text:span></text:p>
              <text:list>
                <text:list-item>
                  <text:p text:style-name="P78">Depending on the type of incident, containment might take the form of a <text:span text:style-name="T233">circuit</text:span> breaker <text:span text:style-name="T233">pattern, </text:span><text:span text:style-name="T234">temporarily shutting down the service, or </text:span><text:span text:style-name="T235">disabling access to the compromised part of the application.</text:span></text:p>
                </text:list-item>
              </text:list>
            </text:list-item>
            <text:list-item>
              <text:p text:style-name="P72">Post-Incident Revie<text:span text:style-name="T236">w</text:span><text:span text:style-name="T237"> </text:span></text:p>
              <text:list>
                <text:list-item>
                  <text:p text:style-name="P79">Each incident is documented as a Jira issue. Root causes are analysed manually by digesting third-party announcements, analysing logs, and where possible, <text:soft-page-break/>investigating the source code. Upon discovery, causes are attached to the Jira issue, along with the key takeaways to help improve future incident responses. </text:p>
                  <text:p text:style-name="P79"/>
                </text:list-item>
              </text:list>
            </text:list-item>
          </text:list>
        </text:list-item>
        <text:list-item>
          <text:p text:style-name="P80">Scenario-Specific Constraints</text:p>
          <text:list>
            <text:list-item>
              <text:p text:style-name="P81">Volunteer Developer is Unavailable (e.g. They’re on the mountain)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82">In case that a critical incident occurs while the developer is unavailable, the <text:span text:style-name="T238">coordination</text:span> should fall back on predefined<text:span text:style-name="T239"> </text:span><text:span text:style-name="T240">procedures</text:span><text:span text:style-name="T239">. </text:span><text:span text:style-name="T241">In case that the system is rendered inoperable, volunteers in deployment should </text:span><text:span text:style-name="T242">resort to coordinating their operations using radio communication, phone calls, and paper maps. </text:span><text:span text:style-name="T243">Team leaders should be trained on recognising </text:span><text:span text:style-name="T244">when such a scenario occurs, and issue appropriate orders in a timely manner</text:span><text:span text:style-name="T243">. This ensures that rescue operations can continue smoothly without relying on the platform. </text:span></text:p>
                </text:list-item>
                <text:list-item>
                  <text:p text:style-name="P82"><text:span text:style-name="T245">Secondly, basic operation</text:span><text:span text:style-name="T246">s</text:span><text:span text:style-name="T245"> runbooks </text:span><text:span text:style-name="T247">(</text:span><text:span text:style-name="T248">Muhhammad Raza, Samantha Dunn, 2024</text:span><text:span text:style-name="T247">)</text:span><text:span text:style-name="T245"> will be made available to select team leaders </text:span><text:span text:style-name="T249">to allow them to perform basic </text:span><text:span text:style-name="T250">recovery</text:span><text:span text:style-name="T249"> </text:span><text:span text:style-name="T250">actions</text:span><text:span text:style-name="T251"> (e.g. rebooting the system) </text:span><text:span text:style-name="T252">where feasible.</text:span></text:p>
                </text:list-item>
                <text:list-item>
                  <text:p text:style-name="P83">Additionally, to provide situational awareness, the alerting system may be configured to alert secondary contacts.</text:p>
                  <text:p text:style-name="P84"/>
                </text:list-item>
              </text:list>
            </text:list-item>
          </text:list>
        </text:list-item>
      </text:list>
      <text:list text:continue-list="list3216358565" text:style-name="L14">
        <text:list-item>
          <text:list>
            <text:list-item>
              <text:p text:style-name="P85">Hotfixes vs Planned Releases</text:p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86">Updates can’t always be postponed. Sometimes, when a new update is implemented, <text:span text:style-name="T253">significant </text:span>unexpected issues emerge. In those circumstances, developers may prioritise quick releases of patches called hotfixes. <text:span text:style-name="T254">Given the lack of a </text:span><text:span text:style-name="T255">fallback system</text:span><text:span text:style-name="T254">, ensuring that hotfixes don’t lead to further issues becomes </text:span><text:span text:style-name="T255">instrumental</text:span><text:span text:style-name="T254">.</text:span></text:p>
                </text:list-item>
                <text:list-item>
                  <text:p text:style-name="P87">One solution is to <text:span text:style-name="T256">limit the scope of the hotfixes to target only specific parts of the application rather than introducing broader changes.</text:span></text:p>
                </text:list-item>
                <text:list-item>
                  <text:p text:style-name="P88">Another solution would be to manually test the hotfixes in a local development environment mirroring our VPS as closely as possible.</text:p>
                </text:list-item>
                <text:list-item>
                  <text:p text:style-name="P89">To further reduce risk, a backup <text:span text:style-name="T257">of the system</text:span> could be made before each hot fix is implemented. This ensures that even if the hotfix leads to more issues, the system can be rolled back safely.</text:p>
                </text:list-item>
                <text:list-item>
                  <text:p text:style-name="P90">To track hotfixes, <text:span text:style-name="T255">we can use a versioning system like Git </text:span><text:span text:style-name="T258">in conjunction with a Jira/kanban board</text:span><text:span text:style-name="T255">. Additionally, </text:span><text:span text:style-name="T259">each hotfix should be comprehensively documented in the runbooks.</text:span></text:p>
                </text:list-item>
              </text:list>
            </text:list-item>
          </text:list>
        </text:list-item>
      </text:list>
      <text:p text:style-name="P91"/>
      <text:p text:style-name="P92"/>
      <text:p text:style-name="P93"/>
      <text:p text:style-name="P94"/>
      <text:p text:style-name="P94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30"/>
      <text:p text:style-name="P96"><text:soft-page-break/>References</text:p>
      <text:p text:style-name="P97"/>
      <text:p text:style-name="P98"><text:span text:style-name="Strong_20_Emphasis"><text:span text:style-name="T260">GD</text:span></text:span><text:span text:style-name="Strong_20_Emphasis"><text:span text:style-name="T261">P</text:span></text:span><text:span text:style-name="Strong_20_Emphasis"><text:span text:style-name="T260">R</text:span></text:span><text:span text:style-name="T262"> (</text:span>2018<text:span text:style-name="T262">) </text:span><text:span text:style-name="Emphasis"><text:span text:style-name="T262">General Data Protection Regulation.</text:span></text:span><text:span text:style-name="T262"> Available at: </text:span><text:a xlink:type="simple" xlink:href="https://gdpr-info.eu/" text:style-name="Internet_20_link" text:visited-style-name="Visited_20_Internet_20_Link"><text:span text:style-name="T262">https://gdpr-info.eu/</text:span></text:a><text:span text:style-name="T262"> (</text:span><text:span text:style-name="T263">Accessed: </text:span><text:span text:style-name="T264">5 </text:span><text:span text:style-name="T263"><text:s/></text:span><text:span text:style-name="T264">May</text:span><text:span text:style-name="T263"> 2026</text:span><text:span text:style-name="T262">).</text:span></text:p>
      <text:p text:style-name="P99"><text:span text:style-name="Strong_20_Emphasis">Data Protection Act 2018</text:span> (2018) <text:span text:style-name="Emphasis">c.12.</text:span> London: The Stationery Office. <text:span text:style-name="T265">Available at: </text:span><text:a xlink:type="simple" xlink:href="https://www.legislation.gov.uk/ukpga/2018/12" text:style-name="Internet_20_link" text:visited-style-name="Visited_20_Internet_20_Link"><text:span text:style-name="T265">https://www.legislation.gov.uk/ukpga/2018/12</text:span></text:a><text:span text:style-name="T265"> </text:span><text:span text:style-name="T266">(Accessed: </text:span><text:span text:style-name="T267">5 May</text:span><text:span text:style-name="T266"> 2026).</text:span></text:p>
      <text:p text:style-name="P10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66">Accessed: </text:span><text:span text:style-name="T267">5</text:span><text:span text:style-name="T266"> </text:span><text:span text:style-name="T267">May</text:span><text:span text:style-name="T266"> 2026</text:span>).</text:p>
      <text:p text:style-name="P101">National Cyber Security Centre <text:span text:style-name="T268">(2021) </text:span><text:span text:style-name="T269">Top tips for staying secure online.</text:span><text:span text:style-name="T26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68">https://www.ncsc.gov.uk/collection/top-tips-for-staying-secure-online/always-back-up-your-most-important-data#section_3</text:span></text:a><text:span text:style-name="T268"> (Accessed 5 May 2026).</text:span></text:p>
      <text:p text:style-name="P102">National Cyber Security Centre <text:span text:style-name="T268">(2024) </text:span><text:span text:style-name="T269">Vulnerability management</text:span><text:span text:style-name="T268">. Available at: </text:span><text:a xlink:type="simple" xlink:href="https://www.ncsc.gov.uk/collection/vulnerability-management" text:style-name="Internet_20_link" text:visited-style-name="Visited_20_Internet_20_Link"><text:span text:style-name="T268">https://www.ncsc.gov.uk/collection/vulnerability-management</text:span></text:a><text:span text:style-name="T268"> </text:span><text:span text:style-name="T270">(Accessed: 6 May 2026).</text:span></text:p>
      <text:p text:style-name="P103"><text:span text:style-name="T11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104">Rubber Duck Debugging <text:span text:style-name="T268">(n.d.) </text:span><text:span text:style-name="T269">Debugging Software with a Rubber Ducky. </text:span><text:span text:style-name="T271">Available at: </text:span><text:a xlink:type="simple" xlink:href="https://rubberduckdebugging.com/" text:style-name="Internet_20_link" text:visited-style-name="Visited_20_Internet_20_Link"><text:span text:style-name="T271">https://rubberduckdebugging.com/</text:span></text:a><text:span text:style-name="T271"> (Accessed: 5 May 2026)</text:span></text:p>
      <text:p text:style-name="P105"><text:span text:style-name="T272">Luka Netzler, Brian Lovell</text:span><text:span text:style-name="T27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106">Christoph Bamberg, Julia Reinchenberger, Jens Blechert <text:span text:style-name="T268">(2025) </text:span><text:span text:style-name="T269">Stable cognitive performance while adapting to intermittent fasting: A randomised controlled trial</text:span><text:span text:style-name="T271">. Available at: </text:span><text:a xlink:type="simple" xlink:href="https://journals.sagepub.com/doi/10.1177/13591053251351204" text:style-name="Internet_20_link" text:visited-style-name="Visited_20_Internet_20_Link"><text:span text:style-name="T271">https://journals.sagepub.com/doi/10.1177/13591053251351204</text:span></text:a><text:span text:style-name="T271"> (Accessed: 5 May 2026).</text:span></text:p>
      <text:p text:style-name="P107"><text:span text:style-name="Strong_20_Emphasis">Information Commissioner’s Office (ICO)</text:span> (2024<text:span text:style-name="T27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66">Accessed: </text:span><text:span text:style-name="T275">5 May </text:span><text:span text:style-name="T266">2026</text:span>).</text:p>
      <text:p text:style-name="P108">Sam L<text:span text:style-name="T276">i</text:span> <text:span text:style-name="T268">(2024) </text:span><text:span text:style-name="T269">Mastering Third-Party Integrations: Strategies for Reliable, Secure, and Scalable API Management. </text:span><text:span text:style-name="T277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77">https://wslisam.medium.com/mastering-third-party-integrations-strategies-for-reliable-secure-and-scalable-api-management-97ebfb83f7b8</text:span></text:a><text:span text:style-name="T277"> (Accessed: 6 May 2026)</text:span></text:p>
      <text:p text:style-name="P109">Chrissy Kidd <text:span text:style-name="T268">(2022) </text:span><text:span text:style-name="T269">Incident Severity Levels 1-5 Explained. </text:span><text:span text:style-name="T271">Available at: </text:span><text:a xlink:type="simple" xlink:href="https://www.splunk.com/en_us/blog/learn/incident-severity-levels.html" text:style-name="Internet_20_link" text:visited-style-name="Visited_20_Internet_20_Link"><text:span text:style-name="T271">https://www.splunk.com/en_us/blog/learn/incident-severity-levels.html</text:span></text:a><text:span text:style-name="T271"> (Accessed: 6 May 2026)</text:span></text:p>
      <text:p text:style-name="P110">Muhhammad Raza, Samantha Dunn <text:span text:style-name="T268">(2024) </text:span><text:span text:style-name="T269">Introduction to Runbooks. </text:span><text:span text:style-name="T268">Available at: </text:span><text:a xlink:type="simple" xlink:href="http://www.splunk.com/en_us/blog/learn/runbooks.html" text:style-name="Internet_20_link" text:visited-style-name="Visited_20_Internet_20_Link"><text:span text:style-name="T268">www.splunk.com/en_us/blog/learn/runbooks.html</text:span></text:a><text:span text:style-name="T268"> (Accessed: 6 May 2026)</text:span></text:p>
      <text:p text:style-name="P111">Dominik H Pesta, Varman T Samuel <text:span text:style-name="T268">(2014) </text:span><text:span text:style-name="T269">A high-protein diet for reducing body fat: mechanisms and possible caveats.</text:span><text:span text:style-name="T268"> Available at: </text:span><text:a xlink:type="simple" xlink:href="https://link.springer.com/article/10.1186/1743-7075-11-53" text:style-name="Internet_20_link" text:visited-style-name="Visited_20_Internet_20_Link"><text:span text:style-name="T268">https://link.springer.com/article/10.1186/1743-7075-11-53</text:span></text:a><text:span text:style-name="T268"> (Accessed: 5 May 2026).</text:span></text:p>
      <text:p text:style-name="P112"/>
      <text:p text:style-name="P113">Craig A. Williamson, Jari J. Morganti, Hannah E. Smithson <text:span text:style-name="T268">(2023) </text:span><text:span text:style-name="T269">Bright-light distractions and visual performance</text:span><text:span text:style-name="T268">. Available at: </text:span><text:a xlink:type="simple" xlink:href="https://www.frontiersin.org/journals/psychology/articles/10.3389/fpsyg.2023.1088975/full" text:style-name="Internet_20_link" text:visited-style-name="Visited_20_Internet_20_Link"><text:span text:style-name="T268">https://www.frontiersin.org/journals/psychology/articles/10.3389/fpsyg.2023.1088975/full</text:span></text:a><text:span text:style-name="T268"> (Accessed: 5 May 2026).</text:span></text:p>
      <text:p text:style-name="P114"/>
      <text:p text:style-name="P115">Ning Ding, Daniel Wagner, Xiaomeng Chen, Abhinav Pathak, Y. Charlie Hu, Andrew Rice <text:span text:style-name="T268">(2013) </text:span><text:span text:style-name="T269">Characterizing and modeling the impact of wireless signal strength on smartphone battery drain. </text:span><text:span text:style-name="T271">Available at: </text:span><text:a xlink:type="simple" xlink:href="https://dl.acm.org/doi/10.1145/2494232.2466586" text:style-name="Internet_20_link" text:visited-style-name="Visited_20_Internet_20_Link"><text:span text:style-name="T271">https://dl.acm.org/doi/10.1145/2494232.2466586</text:span></text:a><text:span text:style-name="T271"> (Accessed: 5 May 2026)</text:span></text:p>
      <text:p text:style-name="P116"/>
      <text:p text:style-name="P117">The Postman Team <text:span text:style-name="T268">(2025) </text:span><text:span text:style-name="T269">What are HTTP status codes? Complete Guide for API Developers</text:span><text:span text:style-name="T268">. Available at: </text:span><text:a xlink:type="simple" xlink:href="https://blog.postman.com/what-are-http-status-codes/" text:style-name="Internet_20_link" text:visited-style-name="Visited_20_Internet_20_Link"><text:span text:style-name="T268">https://blog.postman.com/what-are-http-status-codes/</text:span></text:a><text:span text:style-name="T268"> (Accessed: 6 May 2026)</text:span></text:p>
      <text:p text:style-name="P118"/>
      <text:p text:style-name="P119">Ubuntu <text:span text:style-name="T268">(n.d.) </text:span><text:span text:style-name="T269">Vulnerability management tools in Ubuntu.</text:span><text:span text:style-name="T271"> Available at: </text:span><text:a xlink:type="simple" xlink:href="https://ubuntu.com/security/vulnerability-management" text:style-name="Internet_20_link" text:visited-style-name="Visited_20_Internet_20_Link"><text:span text:style-name="T271">https://ubuntu.com/security/vulnerability-management</text:span></text:a><text:span text:style-name="T271"> (Accessed: 6 May 2026)</text:span></text:p>
      <text:p text:style-name="P120"/>
      <text:p text:style-name="P121">Trevor Atkins <text:span text:style-name="T268">(2002) </text:span><text:span text:style-name="T269">Create a Lightweight Testing Framework. </text:span><text:span text:style-name="T268">Available at: </text:span><text:a xlink:type="simple" xlink:href="https://thinktesting.com/articles/a-lightweight-testing-framework/" text:style-name="Internet_20_link" text:visited-style-name="Visited_20_Internet_20_Link"><text:span text:style-name="T268">https://thinktesting.com/articles/a-lightweight-testing-framework/</text:span></text:a><text:span text:style-name="T268"> (Accessed: 6 May 2026)</text:span></text:p>
      <text:p text:style-name="P122"/>
      <text:p text:style-name="P123">CESG <text:span text:style-name="T268">(2014) </text:span><text:span text:style-name="T269">Implementing the cloud security principles. </text:span><text:span text:style-name="T26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68">https://www.gov.uk/government/publications/implementing-the-cloud-security-principles/implementing-the-cloud-security-principles</text:span></text:a><text:span text:style-name="T268"> (Accessed: 6 May 2026)</text:span></text:p>
      <text:p text:style-name="P124"/>
      <text:p text:style-name="P125"><text:span text:style-name="T113">Dirk Merkel</text:span> (<text:span text:style-name="T278">2014</text:span>) <text:span text:style-name="T3">Docker: Lightweight Linux Containers for Consistent Development and</text:span></text:p>
      <text:p text:style-name="P126">Deployment. <text:span text:style-name="T273">Available at: </text:span><text:a xlink:type="simple" xlink:href="https://www.seltzer.com/margo/teaching/CS508.19/papers/merkel14.pdf" text:style-name="Internet_20_link" text:visited-style-name="Visited_20_Internet_20_Link"><text:span text:style-name="T273">https://www.seltzer.com/margo/teaching/CS508.19/papers/merkel14.pdf</text:span></text:a><text:span text:style-name="T273"> (Accessed: 6 May 2026)</text:span></text:p>
      <text:p text:style-name="P125"/>
      <text:p text:style-name="P127">Orca <text:span text:style-name="T268">(n.d.) </text:span><text:span text:style-name="T269">Patch Management. </text:span><text:span text:style-name="T268">Available at: </text:span><text:a xlink:type="simple" xlink:href="https://orca.security/glossary/patch-management/" text:style-name="Internet_20_link" text:visited-style-name="Visited_20_Internet_20_Link"><text:span text:style-name="T268">https://orca.security/glossary/patch-management/</text:span></text:a><text:span text:style-name="T268"> (Accessed: 6 May 2026)</text:span></text:p>
      <text:p text:style-name="P128"/>
      <text:p text:style-name="P129">Mak Ulac <text:span text:style-name="T268">(2026)</text:span><text:span text:style-name="T269"> </text:span><text:span text:style-name="T279">Top Linux Vulnerability Scanners in 2026: A Guide to Open-Source Security Tools</text:span><text:span text:style-name="T268">. Available at: </text:span><text:a xlink:type="simple" xlink:href="https://linuxsecurity.com/features/top-6-vulnerability-scanning-tools" text:style-name="Internet_20_link" text:visited-style-name="Visited_20_Internet_20_Link"><text:span text:style-name="T268">https://linuxsecurity.com/features/top-6-vulnerability-scanning-tools</text:span></text:a><text:span text:style-name="T268"> (Accessed: 6 May 2026)</text:span></text:p>
      <text:p text:style-name="P130"/>
      <text:p text:style-name="P131">Greenbone <text:span text:style-name="T268">(n.d.) </text:span><text:span text:style-name="T269">OPENVAS by Greenbone. </text:span><text:span text:style-name="T280">Available at: </text:span><text:a xlink:type="simple" xlink:href="https://www.openvas.org/" text:style-name="Internet_20_link" text:visited-style-name="Visited_20_Internet_20_Link"><text:span text:style-name="T280">https://www.openvas.org/</text:span></text:a><text:span text:style-name="T280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22:24:54.466872922</dc:date>
    <meta:editing-duration>PT22H17M40S</meta:editing-duration>
    <meta:editing-cycles>626</meta:editing-cycles>
    <meta:document-statistic meta:table-count="0" meta:image-count="0" meta:object-count="0" meta:page-count="8" meta:paragraph-count="120" meta:word-count="3178" meta:character-count="22110" meta:non-whitespace-character-count="19077"/>
  </office:meta>
</office:document-meta>
</file>